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2.404cm"/>
    </style:style>
    <style:style style:name="co3" style:family="table-column">
      <style:table-column-properties fo:break-before="auto" style:column-width="2.59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0cm" svg:y="9.463cm">
            <draw:object draw:notify-on-update-of-ranges="Sheet1.A2:Sheet1.A12 Sheet1.I1:Sheet1.I1 Sheet1.I2:Sheet1.I12 Sheet1.J1:Sheet1.J1 Sheet1.J2:Sheet1.J12 Sheet1.K1:Sheet1.K1 Sheet1.K2:Sheet1.K12 Sheet1.L1:Sheet1.L1 Sheet1.L2:Sheet1.L12 Sheet1.M1:Sheet1.M1 Sheet1.M2:Sheet1.M12 Sheet1.N1:Sheet1.N1 Sheet1.N2:Sheet1.N12 Sheet1.O1:Sheet1.O1 Sheet1.O2:Sheet1.O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7.738cm" svg:y="0.1cm">
            <draw:object draw:notify-on-update-of-ranges="Sheet1.A2:Sheet1.A16 Sheet1.L1:Sheet1.L1 Sheet1.L2:Sheet1.L16 Sheet1.M1:Sheet1.M1 Sheet1.M2:Sheet1.M16 Sheet1.N1:Sheet1.N1 Sheet1.N2:Sheet1.N16 Sheet1.O1:Sheet1.O1 Sheet1.O2:Sheet1.O1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6.02cm" svg:height="9.002cm" svg:x="17.728cm" svg:y="9.573cm">
            <draw:object draw:notify-on-update-of-ranges="Sheet1.A2:Sheet1.A21 Sheet1.M1:Sheet1.M1 Sheet1.M2:Sheet1.M21 Sheet1.N1:Sheet1.N1 Sheet1.N2:Sheet1.N21 Sheet1.O1:Sheet1.O1 Sheet1.O2:Sheet1.O2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visibility="collapse" table:number-columns-repeated="3" table:default-cell-style-name="Default"/>
        <table:table-column table:style-name="co3" table:visibility="collapse" table:number-columns-repeated="2" table:default-cell-style-name="Default"/>
        <table:table-column table:style-name="co2" table:visibility="collapse" table:number-columns-repeated="2" table:default-cell-style-name="Default"/>
        <table:table-column table:style-name="co4" table:number-columns-repeated="7" table:default-cell-style-name="Default"/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Bolha</text:p>
          </table:table-cell>
          <table:table-cell office:value-type="string" calcext:value-type="string">
            <text:p>Selecao</text:p>
          </table:table-cell>
          <table:table-cell office:value-type="string" calcext:value-type="string">
            <text:p>Insercao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Radix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Bolha</text:p>
          </table:table-cell>
          <table:table-cell office:value-type="string" calcext:value-type="string">
            <text:p>Selecao</text:p>
          </table:table-cell>
          <table:table-cell office:value-type="string" calcext:value-type="string">
            <text:p>Insercao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Radix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Quick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2252" calcext:value-type="float">
            <text:p>82252</text:p>
          </table:table-cell>
          <table:table-cell office:value-type="float" office:value="32079" calcext:value-type="float">
            <text:p>32079</text:p>
          </table:table-cell>
          <table:table-cell office:value-type="float" office:value="21642" calcext:value-type="float">
            <text:p>21642</text:p>
          </table:table-cell>
          <table:table-cell office:value-type="float" office:value="27173" calcext:value-type="float">
            <text:p>27173</text:p>
          </table:table-cell>
          <table:table-cell office:value-type="float" office:value="185720" calcext:value-type="float">
            <text:p>185720</text:p>
          </table:table-cell>
          <table:table-cell office:value-type="float" office:value="49681" calcext:value-type="float">
            <text:p>49681</text:p>
          </table:table-cell>
          <table:table-cell office:value-type="float" office:value="17110" calcext:value-type="float">
            <text:p>17110</text:p>
          </table:table-cell>
          <table:table-cell table:formula="of:=[.B2]/1000000000" office:value-type="float" office:value="0.000082252" calcext:value-type="float">
            <text:p>0,000082252</text:p>
          </table:table-cell>
          <table:table-cell table:formula="of:=[.C2]/1000000000" office:value-type="float" office:value="0.000032079" calcext:value-type="float">
            <text:p>0,000032079</text:p>
          </table:table-cell>
          <table:table-cell table:formula="of:=[.D2]/1000000000" office:value-type="float" office:value="0.000021642" calcext:value-type="float">
            <text:p>0,000021642</text:p>
          </table:table-cell>
          <table:table-cell table:formula="of:=[.E2]/1000000000" office:value-type="float" office:value="0.000027173" calcext:value-type="float">
            <text:p>0,000027173</text:p>
          </table:table-cell>
          <table:table-cell table:formula="of:=[.F2]/1000000000" office:value-type="float" office:value="0.00018572" calcext:value-type="float">
            <text:p>0,00018572</text:p>
          </table:table-cell>
          <table:table-cell table:formula="of:=[.G2]/1000000000" office:value-type="float" office:value="0.000049681" calcext:value-type="float">
            <text:p>0,000049681</text:p>
          </table:table-cell>
          <table:table-cell table:formula="of:=[.H2]/1000000000" office:value-type="float" office:value="0.00001711" calcext:value-type="float">
            <text:p>0,0000171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0887" calcext:value-type="float">
            <text:p>320887</text:p>
          </table:table-cell>
          <table:table-cell office:value-type="float" office:value="105956" calcext:value-type="float">
            <text:p>105956</text:p>
          </table:table-cell>
          <table:table-cell office:value-type="float" office:value="100775" calcext:value-type="float">
            <text:p>100775</text:p>
          </table:table-cell>
          <table:table-cell office:value-type="float" office:value="74858" calcext:value-type="float">
            <text:p>74858</text:p>
          </table:table-cell>
          <table:table-cell office:value-type="float" office:value="359910" calcext:value-type="float">
            <text:p>359910</text:p>
          </table:table-cell>
          <table:table-cell office:value-type="float" office:value="98099" calcext:value-type="float">
            <text:p>98099</text:p>
          </table:table-cell>
          <table:table-cell office:value-type="float" office:value="36906" calcext:value-type="float">
            <text:p>36906</text:p>
          </table:table-cell>
          <table:table-cell table:formula="of:=[.B3]/1000000000" office:value-type="float" office:value="0.000320887" calcext:value-type="float">
            <text:p>0,000320887</text:p>
          </table:table-cell>
          <table:table-cell table:formula="of:=[.C3]/1000000000" office:value-type="float" office:value="0.000105956" calcext:value-type="float">
            <text:p>0,000105956</text:p>
          </table:table-cell>
          <table:table-cell table:formula="of:=[.D3]/1000000000" office:value-type="float" office:value="0.000100775" calcext:value-type="float">
            <text:p>0,000100775</text:p>
          </table:table-cell>
          <table:table-cell table:formula="of:=[.E3]/1000000000" office:value-type="float" office:value="0.000074858" calcext:value-type="float">
            <text:p>0,000074858</text:p>
          </table:table-cell>
          <table:table-cell table:formula="of:=[.F3]/1000000000" office:value-type="float" office:value="0.00035991" calcext:value-type="float">
            <text:p>0,00035991</text:p>
          </table:table-cell>
          <table:table-cell table:formula="of:=[.G3]/1000000000" office:value-type="float" office:value="0.000098099" calcext:value-type="float">
            <text:p>0,000098099</text:p>
          </table:table-cell>
          <table:table-cell table:formula="of:=[.H3]/1000000000" office:value-type="float" office:value="0.000036906" calcext:value-type="float">
            <text:p>0,00003690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61578" calcext:value-type="float">
            <text:p>1261578</text:p>
          </table:table-cell>
          <table:table-cell office:value-type="float" office:value="377938" calcext:value-type="float">
            <text:p>377938</text:p>
          </table:table-cell>
          <table:table-cell office:value-type="float" office:value="246582" calcext:value-type="float">
            <text:p>246582</text:p>
          </table:table-cell>
          <table:table-cell office:value-type="float" office:value="220192" calcext:value-type="float">
            <text:p>220192</text:p>
          </table:table-cell>
          <table:table-cell office:value-type="float" office:value="645243" calcext:value-type="float">
            <text:p>645243</text:p>
          </table:table-cell>
          <table:table-cell office:value-type="float" office:value="195206" calcext:value-type="float">
            <text:p>195206</text:p>
          </table:table-cell>
          <table:table-cell office:value-type="float" office:value="77184" calcext:value-type="float">
            <text:p>77184</text:p>
          </table:table-cell>
          <table:table-cell table:formula="of:=[.B4]/1000000000" office:value-type="float" office:value="0.001261578" calcext:value-type="float">
            <text:p>0,001261578</text:p>
          </table:table-cell>
          <table:table-cell table:formula="of:=[.C4]/1000000000" office:value-type="float" office:value="0.000377938" calcext:value-type="float">
            <text:p>0,000377938</text:p>
          </table:table-cell>
          <table:table-cell table:formula="of:=[.D4]/1000000000" office:value-type="float" office:value="0.000246582" calcext:value-type="float">
            <text:p>0,000246582</text:p>
          </table:table-cell>
          <table:table-cell table:formula="of:=[.E4]/1000000000" office:value-type="float" office:value="0.000220192" calcext:value-type="float">
            <text:p>0,000220192</text:p>
          </table:table-cell>
          <table:table-cell table:formula="of:=[.F4]/1000000000" office:value-type="float" office:value="0.000645243" calcext:value-type="float">
            <text:p>0,000645243</text:p>
          </table:table-cell>
          <table:table-cell table:formula="of:=[.G4]/1000000000" office:value-type="float" office:value="0.000195206" calcext:value-type="float">
            <text:p>0,000195206</text:p>
          </table:table-cell>
          <table:table-cell table:formula="of:=[.H4]/1000000000" office:value-type="float" office:value="0.000077184" calcext:value-type="float">
            <text:p>0,00007718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823332" calcext:value-type="float">
            <text:p>4823332</text:p>
          </table:table-cell>
          <table:table-cell office:value-type="float" office:value="948974" calcext:value-type="float">
            <text:p>948974</text:p>
          </table:table-cell>
          <table:table-cell office:value-type="float" office:value="665882" calcext:value-type="float">
            <text:p>665882</text:p>
          </table:table-cell>
          <table:table-cell office:value-type="float" office:value="470976" calcext:value-type="float">
            <text:p>470976</text:p>
          </table:table-cell>
          <table:table-cell office:value-type="float" office:value="868874" calcext:value-type="float">
            <text:p>868874</text:p>
          </table:table-cell>
          <table:table-cell office:value-type="float" office:value="297171" calcext:value-type="float">
            <text:p>297171</text:p>
          </table:table-cell>
          <table:table-cell office:value-type="float" office:value="108072" calcext:value-type="float">
            <text:p>108072</text:p>
          </table:table-cell>
          <table:table-cell table:formula="of:=[.B5]/1000000000" office:value-type="float" office:value="0.004823332" calcext:value-type="float">
            <text:p>0,004823332</text:p>
          </table:table-cell>
          <table:table-cell table:formula="of:=[.C5]/1000000000" office:value-type="float" office:value="0.000948974" calcext:value-type="float">
            <text:p>0,000948974</text:p>
          </table:table-cell>
          <table:table-cell table:formula="of:=[.D5]/1000000000" office:value-type="float" office:value="0.000665882" calcext:value-type="float">
            <text:p>0,000665882</text:p>
          </table:table-cell>
          <table:table-cell table:formula="of:=[.E5]/1000000000" office:value-type="float" office:value="0.000470976" calcext:value-type="float">
            <text:p>0,000470976</text:p>
          </table:table-cell>
          <table:table-cell table:formula="of:=[.F5]/1000000000" office:value-type="float" office:value="0.000868874" calcext:value-type="float">
            <text:p>0,000868874</text:p>
          </table:table-cell>
          <table:table-cell table:formula="of:=[.G5]/1000000000" office:value-type="float" office:value="0.000297171" calcext:value-type="float">
            <text:p>0,000297171</text:p>
          </table:table-cell>
          <table:table-cell table:formula="of:=[.H5]/1000000000" office:value-type="float" office:value="0.000108072" calcext:value-type="float">
            <text:p>0,00010807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622626" calcext:value-type="float">
            <text:p>13622626</text:p>
          </table:table-cell>
          <table:table-cell office:value-type="float" office:value="3696376" calcext:value-type="float">
            <text:p>3696376</text:p>
          </table:table-cell>
          <table:table-cell office:value-type="float" office:value="2767322" calcext:value-type="float">
            <text:p>2767322</text:p>
          </table:table-cell>
          <table:table-cell office:value-type="float" office:value="2628276" calcext:value-type="float">
            <text:p>2628276</text:p>
          </table:table-cell>
          <table:table-cell office:value-type="float" office:value="1751465" calcext:value-type="float">
            <text:p>1751465</text:p>
          </table:table-cell>
          <table:table-cell office:value-type="float" office:value="579361" calcext:value-type="float">
            <text:p>579361</text:p>
          </table:table-cell>
          <table:table-cell office:value-type="float" office:value="236351" calcext:value-type="float">
            <text:p>236351</text:p>
          </table:table-cell>
          <table:table-cell table:formula="of:=[.B6]/1000000000" office:value-type="float" office:value="0.013622626" calcext:value-type="float">
            <text:p>0,013622626</text:p>
          </table:table-cell>
          <table:table-cell table:formula="of:=[.C6]/1000000000" office:value-type="float" office:value="0.003696376" calcext:value-type="float">
            <text:p>0,003696376</text:p>
          </table:table-cell>
          <table:table-cell table:formula="of:=[.D6]/1000000000" office:value-type="float" office:value="0.002767322" calcext:value-type="float">
            <text:p>0,002767322</text:p>
          </table:table-cell>
          <table:table-cell table:formula="of:=[.E6]/1000000000" office:value-type="float" office:value="0.002628276" calcext:value-type="float">
            <text:p>0,002628276</text:p>
          </table:table-cell>
          <table:table-cell table:formula="of:=[.F6]/1000000000" office:value-type="float" office:value="0.001751465" calcext:value-type="float">
            <text:p>0,001751465</text:p>
          </table:table-cell>
          <table:table-cell table:formula="of:=[.G6]/1000000000" office:value-type="float" office:value="0.000579361" calcext:value-type="float">
            <text:p>0,000579361</text:p>
          </table:table-cell>
          <table:table-cell table:formula="of:=[.H6]/1000000000" office:value-type="float" office:value="0.000236351" calcext:value-type="float">
            <text:p>0,00023635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54289991" calcext:value-type="float">
            <text:p>54289991</text:p>
          </table:table-cell>
          <table:table-cell office:value-type="float" office:value="14425168" calcext:value-type="float">
            <text:p>14425168</text:p>
          </table:table-cell>
          <table:table-cell office:value-type="float" office:value="10851740" calcext:value-type="float">
            <text:p>10851740</text:p>
          </table:table-cell>
          <table:table-cell office:value-type="float" office:value="7976088" calcext:value-type="float">
            <text:p>7976088</text:p>
          </table:table-cell>
          <table:table-cell office:value-type="float" office:value="3474902" calcext:value-type="float">
            <text:p>3474902</text:p>
          </table:table-cell>
          <table:table-cell office:value-type="float" office:value="1217896" calcext:value-type="float">
            <text:p>1217896</text:p>
          </table:table-cell>
          <table:table-cell office:value-type="float" office:value="493321" calcext:value-type="float">
            <text:p>493321</text:p>
          </table:table-cell>
          <table:table-cell table:formula="of:=[.B7]/1000000000" office:value-type="float" office:value="0.054289991" calcext:value-type="float">
            <text:p>0,054289991</text:p>
          </table:table-cell>
          <table:table-cell table:formula="of:=[.C7]/1000000000" office:value-type="float" office:value="0.014425168" calcext:value-type="float">
            <text:p>0,014425168</text:p>
          </table:table-cell>
          <table:table-cell table:formula="of:=[.D7]/1000000000" office:value-type="float" office:value="0.01085174" calcext:value-type="float">
            <text:p>0,01085174</text:p>
          </table:table-cell>
          <table:table-cell table:formula="of:=[.E7]/1000000000" office:value-type="float" office:value="0.007976088" calcext:value-type="float">
            <text:p>0,007976088</text:p>
          </table:table-cell>
          <table:table-cell table:formula="of:=[.F7]/1000000000" office:value-type="float" office:value="0.003474902" calcext:value-type="float">
            <text:p>0,003474902</text:p>
          </table:table-cell>
          <table:table-cell table:formula="of:=[.G7]/1000000000" office:value-type="float" office:value="0.001217896" calcext:value-type="float">
            <text:p>0,001217896</text:p>
          </table:table-cell>
          <table:table-cell table:formula="of:=[.H7]/1000000000" office:value-type="float" office:value="0.000493321" calcext:value-type="float">
            <text:p>0,00049332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19099309" calcext:value-type="float">
            <text:p>219099309</text:p>
          </table:table-cell>
          <table:table-cell office:value-type="float" office:value="57069538" calcext:value-type="float">
            <text:p>57069538</text:p>
          </table:table-cell>
          <table:table-cell office:value-type="float" office:value="45895794" calcext:value-type="float">
            <text:p>45895794</text:p>
          </table:table-cell>
          <table:table-cell office:value-type="float" office:value="32744505" calcext:value-type="float">
            <text:p>32744505</text:p>
          </table:table-cell>
          <table:table-cell office:value-type="float" office:value="6969974" calcext:value-type="float">
            <text:p>6969974</text:p>
          </table:table-cell>
          <table:table-cell office:value-type="float" office:value="2664771" calcext:value-type="float">
            <text:p>2664771</text:p>
          </table:table-cell>
          <table:table-cell office:value-type="float" office:value="1075039" calcext:value-type="float">
            <text:p>1075039</text:p>
          </table:table-cell>
          <table:table-cell table:formula="of:=[.B8]/1000000000" office:value-type="float" office:value="0.219099309" calcext:value-type="float">
            <text:p>0,219099309</text:p>
          </table:table-cell>
          <table:table-cell table:formula="of:=[.C8]/1000000000" office:value-type="float" office:value="0.057069538" calcext:value-type="float">
            <text:p>0,057069538</text:p>
          </table:table-cell>
          <table:table-cell table:formula="of:=[.D8]/1000000000" office:value-type="float" office:value="0.045895794" calcext:value-type="float">
            <text:p>0,045895794</text:p>
          </table:table-cell>
          <table:table-cell table:formula="of:=[.E8]/1000000000" office:value-type="float" office:value="0.032744505" calcext:value-type="float">
            <text:p>0,032744505</text:p>
          </table:table-cell>
          <table:table-cell table:formula="of:=[.F8]/1000000000" office:value-type="float" office:value="0.006969974" calcext:value-type="float">
            <text:p>0,006969974</text:p>
          </table:table-cell>
          <table:table-cell table:formula="of:=[.G8]/1000000000" office:value-type="float" office:value="0.002664771" calcext:value-type="float">
            <text:p>0,002664771</text:p>
          </table:table-cell>
          <table:table-cell table:formula="of:=[.H8]/1000000000" office:value-type="float" office:value="0.001075039" calcext:value-type="float">
            <text:p>0,001075039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870105061" calcext:value-type="float">
            <text:p>870105061</text:p>
          </table:table-cell>
          <table:table-cell office:value-type="float" office:value="229186373" calcext:value-type="float">
            <text:p>229186373</text:p>
          </table:table-cell>
          <table:table-cell office:value-type="float" office:value="176814812" calcext:value-type="float">
            <text:p>176814812</text:p>
          </table:table-cell>
          <table:table-cell office:value-type="float" office:value="74653015" calcext:value-type="float">
            <text:p>74653015</text:p>
          </table:table-cell>
          <table:table-cell office:value-type="float" office:value="13977457" calcext:value-type="float">
            <text:p>13977457</text:p>
          </table:table-cell>
          <table:table-cell office:value-type="float" office:value="5596412" calcext:value-type="float">
            <text:p>5596412</text:p>
          </table:table-cell>
          <table:table-cell office:value-type="float" office:value="2322961" calcext:value-type="float">
            <text:p>2322961</text:p>
          </table:table-cell>
          <table:table-cell table:formula="of:=[.B9]/1000000000" office:value-type="float" office:value="0.870105061" calcext:value-type="float">
            <text:p>0,870105061</text:p>
          </table:table-cell>
          <table:table-cell table:formula="of:=[.C9]/1000000000" office:value-type="float" office:value="0.229186373" calcext:value-type="float">
            <text:p>0,229186373</text:p>
          </table:table-cell>
          <table:table-cell table:formula="of:=[.D9]/1000000000" office:value-type="float" office:value="0.176814812" calcext:value-type="float">
            <text:p>0,176814812</text:p>
          </table:table-cell>
          <table:table-cell table:formula="of:=[.E9]/1000000000" office:value-type="float" office:value="0.074653015" calcext:value-type="float">
            <text:p>0,074653015</text:p>
          </table:table-cell>
          <table:table-cell table:formula="of:=[.F9]/1000000000" office:value-type="float" office:value="0.013977457" calcext:value-type="float">
            <text:p>0,013977457</text:p>
          </table:table-cell>
          <table:table-cell table:formula="of:=[.G9]/1000000000" office:value-type="float" office:value="0.005596412" calcext:value-type="float">
            <text:p>0,005596412</text:p>
          </table:table-cell>
          <table:table-cell table:formula="of:=[.H9]/1000000000" office:value-type="float" office:value="0.002322961" calcext:value-type="float">
            <text:p>0,00232296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483298140" calcext:value-type="float">
            <text:p>3483298140</text:p>
          </table:table-cell>
          <table:table-cell office:value-type="float" office:value="916577796" calcext:value-type="float">
            <text:p>916577796</text:p>
          </table:table-cell>
          <table:table-cell office:value-type="float" office:value="690526775" calcext:value-type="float">
            <text:p>690526775</text:p>
          </table:table-cell>
          <table:table-cell office:value-type="float" office:value="377652682" calcext:value-type="float">
            <text:p>377652682</text:p>
          </table:table-cell>
          <table:table-cell office:value-type="float" office:value="28114700" calcext:value-type="float">
            <text:p>28114700</text:p>
          </table:table-cell>
          <table:table-cell office:value-type="float" office:value="11947619" calcext:value-type="float">
            <text:p>11947619</text:p>
          </table:table-cell>
          <table:table-cell office:value-type="float" office:value="4942948" calcext:value-type="float">
            <text:p>4942948</text:p>
          </table:table-cell>
          <table:table-cell table:formula="of:=[.B10]/1000000000" office:value-type="float" office:value="3.48329814" calcext:value-type="float">
            <text:p>3,48329814</text:p>
          </table:table-cell>
          <table:table-cell table:formula="of:=[.C10]/1000000000" office:value-type="float" office:value="0.916577796" calcext:value-type="float">
            <text:p>0,916577796</text:p>
          </table:table-cell>
          <table:table-cell table:formula="of:=[.D10]/1000000000" office:value-type="float" office:value="0.690526775" calcext:value-type="float">
            <text:p>0,690526775</text:p>
          </table:table-cell>
          <table:table-cell table:formula="of:=[.E10]/1000000000" office:value-type="float" office:value="0.377652682" calcext:value-type="float">
            <text:p>0,377652682</text:p>
          </table:table-cell>
          <table:table-cell table:formula="of:=[.F10]/1000000000" office:value-type="float" office:value="0.0281147" calcext:value-type="float">
            <text:p>0,0281147</text:p>
          </table:table-cell>
          <table:table-cell table:formula="of:=[.G10]/1000000000" office:value-type="float" office:value="0.011947619" calcext:value-type="float">
            <text:p>0,011947619</text:p>
          </table:table-cell>
          <table:table-cell table:formula="of:=[.H10]/1000000000" office:value-type="float" office:value="0.004942948" calcext:value-type="float">
            <text:p>0,004942948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3927415151" calcext:value-type="float">
            <text:p>13927415151</text:p>
          </table:table-cell>
          <table:table-cell office:value-type="float" office:value="3665004791" calcext:value-type="float">
            <text:p>3665004791</text:p>
          </table:table-cell>
          <table:table-cell office:value-type="float" office:value="2745878536" calcext:value-type="float">
            <text:p>2745878536</text:p>
          </table:table-cell>
          <table:table-cell office:value-type="float" office:value="1242039684" calcext:value-type="float">
            <text:p>1242039684</text:p>
          </table:table-cell>
          <table:table-cell office:value-type="float" office:value="56674227" calcext:value-type="float">
            <text:p>56674227</text:p>
          </table:table-cell>
          <table:table-cell office:value-type="float" office:value="24492354" calcext:value-type="float">
            <text:p>24492354</text:p>
          </table:table-cell>
          <table:table-cell office:value-type="float" office:value="10341842" calcext:value-type="float">
            <text:p>10341842</text:p>
          </table:table-cell>
          <table:table-cell table:formula="of:=[.B11]/1000000000" office:value-type="float" office:value="13.927415151" calcext:value-type="float">
            <text:p>13,927415151</text:p>
          </table:table-cell>
          <table:table-cell table:formula="of:=[.C11]/1000000000" office:value-type="float" office:value="3.665004791" calcext:value-type="float">
            <text:p>3,665004791</text:p>
          </table:table-cell>
          <table:table-cell table:formula="of:=[.D11]/1000000000" office:value-type="float" office:value="2.745878536" calcext:value-type="float">
            <text:p>2,745878536</text:p>
          </table:table-cell>
          <table:table-cell table:formula="of:=[.E11]/1000000000" office:value-type="float" office:value="1.242039684" calcext:value-type="float">
            <text:p>1,242039684</text:p>
          </table:table-cell>
          <table:table-cell table:formula="of:=[.F11]/1000000000" office:value-type="float" office:value="0.056674227" calcext:value-type="float">
            <text:p>0,056674227</text:p>
          </table:table-cell>
          <table:table-cell table:formula="of:=[.G11]/1000000000" office:value-type="float" office:value="0.024492354" calcext:value-type="float">
            <text:p>0,024492354</text:p>
          </table:table-cell>
          <table:table-cell table:formula="of:=[.H11]/1000000000" office:value-type="float" office:value="0.010341842" calcext:value-type="float">
            <text:p>0,010341842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5577759800" calcext:value-type="float">
            <text:p>55577759800</text:p>
          </table:table-cell>
          <table:table-cell office:value-type="float" office:value="14641463286" calcext:value-type="float">
            <text:p>14641463286</text:p>
          </table:table-cell>
          <table:table-cell office:value-type="float" office:value="10829846484" calcext:value-type="float">
            <text:p>10829846484</text:p>
          </table:table-cell>
          <table:table-cell office:value-type="float" office:value="4589417756" calcext:value-type="float">
            <text:p>4589417756</text:p>
          </table:table-cell>
          <table:table-cell office:value-type="float" office:value="132388693" calcext:value-type="float">
            <text:p>132388693</text:p>
          </table:table-cell>
          <table:table-cell office:value-type="float" office:value="53716699" calcext:value-type="float">
            <text:p>53716699</text:p>
          </table:table-cell>
          <table:table-cell office:value-type="float" office:value="21732337" calcext:value-type="float">
            <text:p>21732337</text:p>
          </table:table-cell>
          <table:table-cell table:formula="of:=[.B12]/1000000000" office:value-type="float" office:value="55.5777598" calcext:value-type="float">
            <text:p>55,5777598</text:p>
          </table:table-cell>
          <table:table-cell table:formula="of:=[.C12]/1000000000" office:value-type="float" office:value="14.641463286" calcext:value-type="float">
            <text:p>14,641463286</text:p>
          </table:table-cell>
          <table:table-cell table:formula="of:=[.D12]/1000000000" office:value-type="float" office:value="10.829846484" calcext:value-type="float">
            <text:p>10,829846484</text:p>
          </table:table-cell>
          <table:table-cell table:formula="of:=[.E12]/1000000000" office:value-type="float" office:value="4.589417756" calcext:value-type="float">
            <text:p>4,589417756</text:p>
          </table:table-cell>
          <table:table-cell table:formula="of:=[.F12]/1000000000" office:value-type="float" office:value="0.132388693" calcext:value-type="float">
            <text:p>0,132388693</text:p>
          </table:table-cell>
          <table:table-cell table:formula="of:=[.G12]/1000000000" office:value-type="float" office:value="0.053716699" calcext:value-type="float">
            <text:p>0,053716699</text:p>
          </table:table-cell>
          <table:table-cell table:formula="of:=[.H12]/1000000000" office:value-type="float" office:value="0.021732337" calcext:value-type="float">
            <text:p>0,021732337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951254211" calcext:value-type="float">
            <text:p>14951254211</text:p>
          </table:table-cell>
          <table:table-cell office:value-type="float" office:value="329098179" calcext:value-type="float">
            <text:p>329098179</text:p>
          </table:table-cell>
          <table:table-cell office:value-type="float" office:value="122406618" calcext:value-type="float">
            <text:p>122406618</text:p>
          </table:table-cell>
          <table:table-cell office:value-type="float" office:value="45698363" calcext:value-type="float">
            <text:p>45698363</text:p>
          </table:table-cell>
          <table:table-cell table:formula="of:=[.B13]/1000000000" office:value-type="float" office:value="0" calcext:value-type="float">
            <text:p>0</text:p>
          </table:table-cell>
          <table:table-cell table:formula="of:=[.C13]/1000000000" office:value-type="float" office:value="0" calcext:value-type="float">
            <text:p>0</text:p>
          </table:table-cell>
          <table:table-cell table:formula="of:=[.D13]/1000000000" office:value-type="float" office:value="0" calcext:value-type="float">
            <text:p>0</text:p>
          </table:table-cell>
          <table:table-cell table:formula="of:=[.E13]/1000000000" office:value-type="float" office:value="14.951254211" calcext:value-type="float">
            <text:p>14,951254211</text:p>
          </table:table-cell>
          <table:table-cell table:formula="of:=[.F13]/1000000000" office:value-type="float" office:value="0.329098179" calcext:value-type="float">
            <text:p>0,329098179</text:p>
          </table:table-cell>
          <table:table-cell table:formula="of:=[.G13]/1000000000" office:value-type="float" office:value="0.122406618" calcext:value-type="float">
            <text:p>0,122406618</text:p>
          </table:table-cell>
          <table:table-cell table:formula="of:=[.H13]/1000000000" office:value-type="float" office:value="0.045698363" calcext:value-type="float">
            <text:p>0,045698363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076961897" calcext:value-type="float">
            <text:p>84076961897</text:p>
          </table:table-cell>
          <table:table-cell office:value-type="float" office:value="767787748" calcext:value-type="float">
            <text:p>767787748</text:p>
          </table:table-cell>
          <table:table-cell office:value-type="float" office:value="281138984" calcext:value-type="float">
            <text:p>281138984</text:p>
          </table:table-cell>
          <table:table-cell office:value-type="float" office:value="96797833" calcext:value-type="float">
            <text:p>96797833</text:p>
          </table:table-cell>
          <table:table-cell table:formula="of:=[.B14]/1000000000" office:value-type="float" office:value="0" calcext:value-type="float">
            <text:p>0</text:p>
          </table:table-cell>
          <table:table-cell table:formula="of:=[.C14]/1000000000" office:value-type="float" office:value="0" calcext:value-type="float">
            <text:p>0</text:p>
          </table:table-cell>
          <table:table-cell table:formula="of:=[.D14]/1000000000" office:value-type="float" office:value="0" calcext:value-type="float">
            <text:p>0</text:p>
          </table:table-cell>
          <table:table-cell table:formula="of:=[.E14]/1000000000" office:value-type="float" office:value="84.076961897" calcext:value-type="float">
            <text:p>84,076961897</text:p>
          </table:table-cell>
          <table:table-cell table:formula="of:=[.F14]/1000000000" office:value-type="float" office:value="0.767787748" calcext:value-type="float">
            <text:p>0,767787748</text:p>
          </table:table-cell>
          <table:table-cell table:formula="of:=[.G14]/1000000000" office:value-type="float" office:value="0.281138984" calcext:value-type="float">
            <text:p>0,281138984</text:p>
          </table:table-cell>
          <table:table-cell table:formula="of:=[.H14]/1000000000" office:value-type="float" office:value="0.096797833" calcext:value-type="float">
            <text:p>0,096797833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404601138" calcext:value-type="float">
            <text:p>424404601138</text:p>
          </table:table-cell>
          <table:table-cell office:value-type="float" office:value="1648287525" calcext:value-type="float">
            <text:p>1648287525</text:p>
          </table:table-cell>
          <table:table-cell office:value-type="float" office:value="603678281" calcext:value-type="float">
            <text:p>603678281</text:p>
          </table:table-cell>
          <table:table-cell office:value-type="float" office:value="201445032" calcext:value-type="float">
            <text:p>201445032</text:p>
          </table:table-cell>
          <table:table-cell table:formula="of:=[.B15]/1000000000" office:value-type="float" office:value="0" calcext:value-type="float">
            <text:p>0</text:p>
          </table:table-cell>
          <table:table-cell table:formula="of:=[.C15]/1000000000" office:value-type="float" office:value="0" calcext:value-type="float">
            <text:p>0</text:p>
          </table:table-cell>
          <table:table-cell table:formula="of:=[.D15]/1000000000" office:value-type="float" office:value="0" calcext:value-type="float">
            <text:p>0</text:p>
          </table:table-cell>
          <table:table-cell table:formula="of:=[.E15]/1000000000" office:value-type="float" office:value="424.404601138" calcext:value-type="float">
            <text:p>424,404601138</text:p>
          </table:table-cell>
          <table:table-cell table:formula="of:=[.F15]/1000000000" office:value-type="float" office:value="1.648287525" calcext:value-type="float">
            <text:p>1,648287525</text:p>
          </table:table-cell>
          <table:table-cell table:formula="of:=[.G15]/1000000000" office:value-type="float" office:value="0.603678281" calcext:value-type="float">
            <text:p>0,603678281</text:p>
          </table:table-cell>
          <table:table-cell table:formula="of:=[.H15]/1000000000" office:value-type="float" office:value="0.201445032" calcext:value-type="float">
            <text:p>0,201445032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6922563325" calcext:value-type="float">
            <text:p>546922563325</text:p>
          </table:table-cell>
          <table:table-cell office:value-type="float" office:value="3444838632" calcext:value-type="float">
            <text:p>3444838632</text:p>
          </table:table-cell>
          <table:table-cell office:value-type="float" office:value="1291863134" calcext:value-type="float">
            <text:p>1291863134</text:p>
          </table:table-cell>
          <table:table-cell office:value-type="float" office:value="420200762" calcext:value-type="float">
            <text:p>420200762</text:p>
          </table:table-cell>
          <table:table-cell table:formula="of:=[.B16]/1000000000" office:value-type="float" office:value="0" calcext:value-type="float">
            <text:p>0</text:p>
          </table:table-cell>
          <table:table-cell table:formula="of:=[.C16]/1000000000" office:value-type="float" office:value="0" calcext:value-type="float">
            <text:p>0</text:p>
          </table:table-cell>
          <table:table-cell table:formula="of:=[.D16]/1000000000" office:value-type="float" office:value="0" calcext:value-type="float">
            <text:p>0</text:p>
          </table:table-cell>
          <table:table-cell table:formula="of:=[.E16]/1000000000" office:value-type="float" office:value="546.922563325" calcext:value-type="float">
            <text:p>546,922563325</text:p>
          </table:table-cell>
          <table:table-cell table:formula="of:=[.F16]/1000000000" office:value-type="float" office:value="3.444838632" calcext:value-type="float">
            <text:p>3,444838632</text:p>
          </table:table-cell>
          <table:table-cell table:formula="of:=[.G16]/1000000000" office:value-type="float" office:value="1.291863134" calcext:value-type="float">
            <text:p>1,291863134</text:p>
          </table:table-cell>
          <table:table-cell table:formula="of:=[.H16]/1000000000" office:value-type="float" office:value="0.420200762" calcext:value-type="float">
            <text:p>0,420200762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86746023" calcext:value-type="float">
            <text:p>7086746023</text:p>
          </table:table-cell>
          <table:table-cell office:value-type="float" office:value="2686403039" calcext:value-type="float">
            <text:p>2686403039</text:p>
          </table:table-cell>
          <table:table-cell office:value-type="float" office:value="876352204" calcext:value-type="float">
            <text:p>876352204</text:p>
          </table:table-cell>
          <table:table-cell table:formula="of:=[.B17]/1000000000" office:value-type="float" office:value="0" calcext:value-type="float">
            <text:p>0</text:p>
          </table:table-cell>
          <table:table-cell table:formula="of:=[.C17]/1000000000" office:value-type="float" office:value="0" calcext:value-type="float">
            <text:p>0</text:p>
          </table:table-cell>
          <table:table-cell table:formula="of:=[.D17]/1000000000" office:value-type="float" office:value="0" calcext:value-type="float">
            <text:p>0</text:p>
          </table:table-cell>
          <table:table-cell table:formula="of:=[.E17]/1000000000" office:value-type="float" office:value="0" calcext:value-type="float">
            <text:p>0</text:p>
          </table:table-cell>
          <table:table-cell table:formula="of:=[.F17]/1000000000" office:value-type="float" office:value="7.086746023" calcext:value-type="float">
            <text:p>7,086746023</text:p>
          </table:table-cell>
          <table:table-cell table:formula="of:=[.G17]/1000000000" office:value-type="float" office:value="2.686403039" calcext:value-type="float">
            <text:p>2,686403039</text:p>
          </table:table-cell>
          <table:table-cell table:formula="of:=[.H17]/1000000000" office:value-type="float" office:value="0.876352204" calcext:value-type="float">
            <text:p>0,876352204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654724160" calcext:value-type="float">
            <text:p>14654724160</text:p>
          </table:table-cell>
          <table:table-cell office:value-type="float" office:value="5666956934" calcext:value-type="float">
            <text:p>5666956934</text:p>
          </table:table-cell>
          <table:table-cell office:value-type="float" office:value="1843867323" calcext:value-type="float">
            <text:p>1843867323</text:p>
          </table:table-cell>
          <table:table-cell table:formula="of:=[.B18]/1000000000" office:value-type="float" office:value="0" calcext:value-type="float">
            <text:p>0</text:p>
          </table:table-cell>
          <table:table-cell table:formula="of:=[.C18]/1000000000" office:value-type="float" office:value="0" calcext:value-type="float">
            <text:p>0</text:p>
          </table:table-cell>
          <table:table-cell table:formula="of:=[.D18]/1000000000" office:value-type="float" office:value="0" calcext:value-type="float">
            <text:p>0</text:p>
          </table:table-cell>
          <table:table-cell table:formula="of:=[.E18]/1000000000" office:value-type="float" office:value="0" calcext:value-type="float">
            <text:p>0</text:p>
          </table:table-cell>
          <table:table-cell table:formula="of:=[.F18]/1000000000" office:value-type="float" office:value="14.65472416" calcext:value-type="float">
            <text:p>14,65472416</text:p>
          </table:table-cell>
          <table:table-cell table:formula="of:=[.G18]/1000000000" office:value-type="float" office:value="5.666956934" calcext:value-type="float">
            <text:p>5,666956934</text:p>
          </table:table-cell>
          <table:table-cell table:formula="of:=[.H18]/1000000000" office:value-type="float" office:value="1.843867323" calcext:value-type="float">
            <text:p>1,843867323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131179557" calcext:value-type="float">
            <text:p>31131179557</text:p>
          </table:table-cell>
          <table:table-cell office:value-type="float" office:value="12100178914" calcext:value-type="float">
            <text:p>12100178914</text:p>
          </table:table-cell>
          <table:table-cell office:value-type="float" office:value="3825436966" calcext:value-type="float">
            <text:p>3825436966</text:p>
          </table:table-cell>
          <table:table-cell table:formula="of:=[.B19]/1000000000" office:value-type="float" office:value="0" calcext:value-type="float">
            <text:p>0</text:p>
          </table:table-cell>
          <table:table-cell table:formula="of:=[.C19]/1000000000" office:value-type="float" office:value="0" calcext:value-type="float">
            <text:p>0</text:p>
          </table:table-cell>
          <table:table-cell table:formula="of:=[.D19]/1000000000" office:value-type="float" office:value="0" calcext:value-type="float">
            <text:p>0</text:p>
          </table:table-cell>
          <table:table-cell table:formula="of:=[.E19]/1000000000" office:value-type="float" office:value="0" calcext:value-type="float">
            <text:p>0</text:p>
          </table:table-cell>
          <table:table-cell table:formula="of:=[.F19]/1000000000" office:value-type="float" office:value="31.131179557" calcext:value-type="float">
            <text:p>31,131179557</text:p>
          </table:table-cell>
          <table:table-cell table:formula="of:=[.G19]/1000000000" office:value-type="float" office:value="12.100178914" calcext:value-type="float">
            <text:p>12,100178914</text:p>
          </table:table-cell>
          <table:table-cell table:formula="of:=[.H19]/1000000000" office:value-type="float" office:value="3.825436966" calcext:value-type="float">
            <text:p>3,825436966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137705067" calcext:value-type="float">
            <text:p>66137705067</text:p>
          </table:table-cell>
          <table:table-cell office:value-type="float" office:value="25745565757" calcext:value-type="float">
            <text:p>25745565757</text:p>
          </table:table-cell>
          <table:table-cell office:value-type="float" office:value="7919202158" calcext:value-type="float">
            <text:p>7919202158</text:p>
          </table:table-cell>
          <table:table-cell table:formula="of:=[.B20]/1000000000" office:value-type="float" office:value="0" calcext:value-type="float">
            <text:p>0</text:p>
          </table:table-cell>
          <table:table-cell table:formula="of:=[.C20]/1000000000" office:value-type="float" office:value="0" calcext:value-type="float">
            <text:p>0</text:p>
          </table:table-cell>
          <table:table-cell table:formula="of:=[.D20]/1000000000" office:value-type="float" office:value="0" calcext:value-type="float">
            <text:p>0</text:p>
          </table:table-cell>
          <table:table-cell table:formula="of:=[.E20]/1000000000" office:value-type="float" office:value="0" calcext:value-type="float">
            <text:p>0</text:p>
          </table:table-cell>
          <table:table-cell table:formula="of:=[.F20]/1000000000" office:value-type="float" office:value="66.137705067" calcext:value-type="float">
            <text:p>66,137705067</text:p>
          </table:table-cell>
          <table:table-cell table:formula="of:=[.G20]/1000000000" office:value-type="float" office:value="25.745565757" calcext:value-type="float">
            <text:p>25,745565757</text:p>
          </table:table-cell>
          <table:table-cell table:formula="of:=[.H20]/1000000000" office:value-type="float" office:value="7.919202158" calcext:value-type="float">
            <text:p>7,919202158</text:p>
          </table:table-cell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7108225841" calcext:value-type="float">
            <text:p>137108225841</text:p>
          </table:table-cell>
          <table:table-cell office:value-type="float" office:value="53695238150" calcext:value-type="float">
            <text:p>53695238150</text:p>
          </table:table-cell>
          <table:table-cell office:value-type="float" office:value="16506889578" calcext:value-type="float">
            <text:p>16506889578</text:p>
          </table:table-cell>
          <table:table-cell table:formula="of:=[.B21]/1000000000" office:value-type="float" office:value="0" calcext:value-type="float">
            <text:p>0</text:p>
          </table:table-cell>
          <table:table-cell table:formula="of:=[.C21]/1000000000" office:value-type="float" office:value="0" calcext:value-type="float">
            <text:p>0</text:p>
          </table:table-cell>
          <table:table-cell table:formula="of:=[.D21]/1000000000" office:value-type="float" office:value="0" calcext:value-type="float">
            <text:p>0</text:p>
          </table:table-cell>
          <table:table-cell table:formula="of:=[.E21]/1000000000" office:value-type="float" office:value="0" calcext:value-type="float">
            <text:p>0</text:p>
          </table:table-cell>
          <table:table-cell table:formula="of:=[.F21]/1000000000" office:value-type="float" office:value="137.108225841" calcext:value-type="float">
            <text:p>137,108225841</text:p>
          </table:table-cell>
          <table:table-cell table:formula="of:=[.G21]/1000000000" office:value-type="float" office:value="53.69523815" calcext:value-type="float">
            <text:p>53,69523815</text:p>
          </table:table-cell>
          <table:table-cell table:formula="of:=[.H21]/1000000000" office:value-type="float" office:value="16.506889578" calcext:value-type="float">
            <text:p>16,5068895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6">00/00/0000</text:date>, <text:time style:data-style-name="N2" text:time-value="17:17:21.4146401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16T17:22:57.673685766</dc:date>
    <dc:creator>Douglas Koerich</dc:creator>
    <meta:generator>LibreOffice/4.2.8.2$Linux_x86 LibreOffice_project/420m0$Build-2</meta:generator>
    <meta:printed-by>Douglas Koerich</meta:printed-by>
    <meta:print-date>2015-05-16T17:18:38.957354237</meta:print-date>
    <meta:editing-duration>P0D</meta:editing-duration>
    <meta:editing-cycles>1</meta:editing-cycles>
    <meta:document-statistic meta:table-count="1" meta:cell-count="31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32cm" svg:y="0.316cm" chart:style-name="ch2">
          <text:p>Todos os algoritmos</text:p>
        </chart:title>
        <chart:legend chart:legend-position="end" svg:x="13.332cm" svg:y="2.707cm" style:legend-expansion="high" chart:style-name="ch3"/>
        <chart:plot-area chart:style-name="ch4" table:cell-range-address="Sheet1.A2:Sheet1.A12 Sheet1.I1:Sheet1.O12" chart:data-source-has-labels="both" svg:x="1.331cm" svg:y="1.301cm" svg:width="11.682cm" svg:height="6.538cm">
          <chartooo:coordinate-region svg:x="1.952cm" svg:y="1.5cm" svg:width="10.596cm" svg:height="5.692cm"/>
          <chart:axis chart:dimension="x" chart:name="primary-x" chart:style-name="ch5" chartooo:axis-type="auto">
            <chartooo:date-scale/>
            <chart:title svg:x="5.554cm" svg:y="8.019cm" chart:style-name="ch6">
              <text:p>Tamanho (elementos)</text:p>
            </chart:title>
            <chart:categories table:cell-range-address="Sheet1.A2:Sheet1.A12"/>
          </chart:axis>
          <chart:axis chart:dimension="y" chart:name="primary-y" chart:style-name="ch5">
            <chart:title svg:x="0.451cm" svg:y="5.328cm" chart:style-name="ch7">
              <text:p>Tempo (s)</text:p>
            </chart:title>
            <chart:grid chart:style-name="ch8" chart:class="major"/>
          </chart:axis>
          <chart:series chart:style-name="ch9" chart:values-cell-range-address="Sheet1.I2:Sheet1.I12" chart:label-cell-address="Sheet1.I1:Sheet1.I1" chart:class="chart:line">
            <chart:data-point chart:repeated="11"/>
          </chart:series>
          <chart:series chart:style-name="ch10" chart:values-cell-range-address="Sheet1.J2:Sheet1.J12" chart:label-cell-address="Sheet1.J1:Sheet1.J1" chart:class="chart:line">
            <chart:data-point chart:repeated="11"/>
          </chart:series>
          <chart:series chart:style-name="ch11" chart:values-cell-range-address="Sheet1.K2:Sheet1.K12" chart:label-cell-address="Sheet1.K1:Sheet1.K1" chart:class="chart:line">
            <chart:data-point chart:repeated="11"/>
          </chart:series>
          <chart:series chart:style-name="ch12" chart:values-cell-range-address="Sheet1.L2:Sheet1.L12" chart:label-cell-address="Sheet1.L1:Sheet1.L1" chart:class="chart:line">
            <chart:data-point chart:repeated="11"/>
          </chart:series>
          <chart:series chart:style-name="ch13" chart:values-cell-range-address="Sheet1.M2:Sheet1.M12" chart:label-cell-address="Sheet1.M1:Sheet1.M1" chart:class="chart:line">
            <chart:data-point chart:repeated="11"/>
          </chart:series>
          <chart:series chart:style-name="ch14" chart:values-cell-range-address="Sheet1.N2:Sheet1.N12" chart:label-cell-address="Sheet1.N1:Sheet1.N1" chart:class="chart:line">
            <chart:data-point chart:repeated="11"/>
          </chart:series>
          <chart:series chart:style-name="ch15" chart:values-cell-range-address="Sheet1.O2:Sheet1.O12" chart:label-cell-address="Sheet1.O1:Sheet1.O1" chart:class="chart:line">
            <chart:data-point chart:repeated="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lha</text:p>
                <draw:g>
                  <svg:desc>Sheet1.I1:Sheet1.I1</svg:desc>
                </draw:g>
              </table:table-cell>
              <table:table-cell office:value-type="string">
                <text:p>Selecao</text:p>
                <draw:g>
                  <svg:desc>Sheet1.J1:Sheet1.J1</svg:desc>
                </draw:g>
              </table:table-cell>
              <table:table-cell office:value-type="string">
                <text:p>Insercao</text:p>
                <draw:g>
                  <svg:desc>Sheet1.K1:Sheet1.K1</svg:desc>
                </draw:g>
              </table:table-cell>
              <table:table-cell office:value-type="string">
                <text:p>Shell</text:p>
                <draw:g>
                  <svg:desc>Sheet1.L1:Sheet1.L1</svg:desc>
                </draw:g>
              </table:table-cell>
              <table:table-cell office:value-type="string">
                <text:p>Radix</text:p>
                <draw:g>
                  <svg:desc>Sheet1.M1:Sheet1.M1</svg:desc>
                </draw:g>
              </table:table-cell>
              <table:table-cell office:value-type="string">
                <text:p>Merge</text:p>
                <draw:g>
                  <svg:desc>Sheet1.N1:Sheet1.N1</svg:desc>
                </draw:g>
              </table:table-cell>
              <table:table-cell office:value-type="string">
                <text:p>Quick</text:p>
                <draw:g>
                  <svg:desc>Sheet1.O1:Sheet1.O1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A2:Sheet1.A12</svg:desc>
                </draw:g>
              </table:table-cell>
              <table:table-cell office:value-type="float" office:value="0.000082252">
                <text:p>0.000082252</text:p>
                <draw:g>
                  <svg:desc>Sheet1.I2:Sheet1.I12</svg:desc>
                </draw:g>
              </table:table-cell>
              <table:table-cell office:value-type="float" office:value="0.000032079">
                <text:p>0.000032079</text:p>
                <draw:g>
                  <svg:desc>Sheet1.J2:Sheet1.J12</svg:desc>
                </draw:g>
              </table:table-cell>
              <table:table-cell office:value-type="float" office:value="0.000021642">
                <text:p>0.000021642</text:p>
                <draw:g>
                  <svg:desc>Sheet1.K2:Sheet1.K12</svg:desc>
                </draw:g>
              </table:table-cell>
              <table:table-cell office:value-type="float" office:value="0.000027173">
                <text:p>0.000027173</text:p>
                <draw:g>
                  <svg:desc>Sheet1.L2:Sheet1.L12</svg:desc>
                </draw:g>
              </table:table-cell>
              <table:table-cell office:value-type="float" office:value="0.00018572">
                <text:p>0.00018572</text:p>
                <draw:g>
                  <svg:desc>Sheet1.M2:Sheet1.M12</svg:desc>
                </draw:g>
              </table:table-cell>
              <table:table-cell office:value-type="float" office:value="0.000049681">
                <text:p>0.000049681</text:p>
                <draw:g>
                  <svg:desc>Sheet1.N2:Sheet1.N12</svg:desc>
                </draw:g>
              </table:table-cell>
              <table:table-cell office:value-type="float" office:value="0.00001711">
                <text:p>0.00001711</text:p>
                <draw:g>
                  <svg:desc>Sheet1.O2:Sheet1.O1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320887">
                <text:p>0.000320887</text:p>
              </table:table-cell>
              <table:table-cell office:value-type="float" office:value="0.000105956">
                <text:p>0.000105956</text:p>
              </table:table-cell>
              <table:table-cell office:value-type="float" office:value="0.000100775">
                <text:p>0.000100775</text:p>
              </table:table-cell>
              <table:table-cell office:value-type="float" office:value="0.000074858">
                <text:p>0.000074858</text:p>
              </table:table-cell>
              <table:table-cell office:value-type="float" office:value="0.00035991">
                <text:p>0.00035991</text:p>
              </table:table-cell>
              <table:table-cell office:value-type="float" office:value="0.000098099">
                <text:p>0.000098099</text:p>
              </table:table-cell>
              <table:table-cell office:value-type="float" office:value="0.000036906">
                <text:p>0.000036906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1261578">
                <text:p>0.001261578</text:p>
              </table:table-cell>
              <table:table-cell office:value-type="float" office:value="0.000377938">
                <text:p>0.000377938</text:p>
              </table:table-cell>
              <table:table-cell office:value-type="float" office:value="0.000246582">
                <text:p>0.000246582</text:p>
              </table:table-cell>
              <table:table-cell office:value-type="float" office:value="0.000220192">
                <text:p>0.000220192</text:p>
              </table:table-cell>
              <table:table-cell office:value-type="float" office:value="0.000645243">
                <text:p>0.000645243</text:p>
              </table:table-cell>
              <table:table-cell office:value-type="float" office:value="0.000195206">
                <text:p>0.000195206</text:p>
              </table:table-cell>
              <table:table-cell office:value-type="float" office:value="0.000077184">
                <text:p>0.000077184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4823332">
                <text:p>0.004823332</text:p>
              </table:table-cell>
              <table:table-cell office:value-type="float" office:value="0.000948974">
                <text:p>0.000948974</text:p>
              </table:table-cell>
              <table:table-cell office:value-type="float" office:value="0.000665882">
                <text:p>0.000665882</text:p>
              </table:table-cell>
              <table:table-cell office:value-type="float" office:value="0.000470976">
                <text:p>0.000470976</text:p>
              </table:table-cell>
              <table:table-cell office:value-type="float" office:value="0.000868874">
                <text:p>0.000868874</text:p>
              </table:table-cell>
              <table:table-cell office:value-type="float" office:value="0.000297171">
                <text:p>0.000297171</text:p>
              </table:table-cell>
              <table:table-cell office:value-type="float" office:value="0.000108072">
                <text:p>0.000108072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13622626">
                <text:p>0.013622626</text:p>
              </table:table-cell>
              <table:table-cell office:value-type="float" office:value="0.003696376">
                <text:p>0.003696376</text:p>
              </table:table-cell>
              <table:table-cell office:value-type="float" office:value="0.002767322">
                <text:p>0.002767322</text:p>
              </table:table-cell>
              <table:table-cell office:value-type="float" office:value="0.002628276">
                <text:p>0.002628276</text:p>
              </table:table-cell>
              <table:table-cell office:value-type="float" office:value="0.001751465">
                <text:p>0.001751465</text:p>
              </table:table-cell>
              <table:table-cell office:value-type="float" office:value="0.000579361">
                <text:p>0.000579361</text:p>
              </table:table-cell>
              <table:table-cell office:value-type="float" office:value="0.000236351">
                <text:p>0.000236351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54289991">
                <text:p>0.054289991</text:p>
              </table:table-cell>
              <table:table-cell office:value-type="float" office:value="0.014425168">
                <text:p>0.014425168</text:p>
              </table:table-cell>
              <table:table-cell office:value-type="float" office:value="0.01085174">
                <text:p>0.01085174</text:p>
              </table:table-cell>
              <table:table-cell office:value-type="float" office:value="0.007976088">
                <text:p>0.007976088</text:p>
              </table:table-cell>
              <table:table-cell office:value-type="float" office:value="0.003474902">
                <text:p>0.003474902</text:p>
              </table:table-cell>
              <table:table-cell office:value-type="float" office:value="0.001217896">
                <text:p>0.001217896</text:p>
              </table:table-cell>
              <table:table-cell office:value-type="float" office:value="0.000493321">
                <text:p>0.000493321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219099309">
                <text:p>0.219099309</text:p>
              </table:table-cell>
              <table:table-cell office:value-type="float" office:value="0.057069538">
                <text:p>0.057069538</text:p>
              </table:table-cell>
              <table:table-cell office:value-type="float" office:value="0.045895794">
                <text:p>0.045895794</text:p>
              </table:table-cell>
              <table:table-cell office:value-type="float" office:value="0.032744505">
                <text:p>0.032744505</text:p>
              </table:table-cell>
              <table:table-cell office:value-type="float" office:value="0.006969974">
                <text:p>0.006969974</text:p>
              </table:table-cell>
              <table:table-cell office:value-type="float" office:value="0.002664771">
                <text:p>0.002664771</text:p>
              </table:table-cell>
              <table:table-cell office:value-type="float" office:value="0.001075039">
                <text:p>0.001075039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870105061">
                <text:p>0.870105061</text:p>
              </table:table-cell>
              <table:table-cell office:value-type="float" office:value="0.229186373">
                <text:p>0.229186373</text:p>
              </table:table-cell>
              <table:table-cell office:value-type="float" office:value="0.176814812">
                <text:p>0.176814812</text:p>
              </table:table-cell>
              <table:table-cell office:value-type="float" office:value="0.074653015">
                <text:p>0.074653015</text:p>
              </table:table-cell>
              <table:table-cell office:value-type="float" office:value="0.013977457">
                <text:p>0.013977457</text:p>
              </table:table-cell>
              <table:table-cell office:value-type="float" office:value="0.005596412">
                <text:p>0.005596412</text:p>
              </table:table-cell>
              <table:table-cell office:value-type="float" office:value="0.002322961">
                <text:p>0.002322961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3.48329814">
                <text:p>3.48329814</text:p>
              </table:table-cell>
              <table:table-cell office:value-type="float" office:value="0.916577796">
                <text:p>0.916577796</text:p>
              </table:table-cell>
              <table:table-cell office:value-type="float" office:value="0.690526775">
                <text:p>0.690526775</text:p>
              </table:table-cell>
              <table:table-cell office:value-type="float" office:value="0.377652682">
                <text:p>0.377652682</text:p>
              </table:table-cell>
              <table:table-cell office:value-type="float" office:value="0.0281147">
                <text:p>0.0281147</text:p>
              </table:table-cell>
              <table:table-cell office:value-type="float" office:value="0.011947619">
                <text:p>0.011947619</text:p>
              </table:table-cell>
              <table:table-cell office:value-type="float" office:value="0.004942948">
                <text:p>0.004942948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13.927415151">
                <text:p>13.927415151</text:p>
              </table:table-cell>
              <table:table-cell office:value-type="float" office:value="3.665004791">
                <text:p>3.665004791</text:p>
              </table:table-cell>
              <table:table-cell office:value-type="float" office:value="2.745878536">
                <text:p>2.745878536</text:p>
              </table:table-cell>
              <table:table-cell office:value-type="float" office:value="1.242039684">
                <text:p>1.242039684</text:p>
              </table:table-cell>
              <table:table-cell office:value-type="float" office:value="0.056674227">
                <text:p>0.056674227</text:p>
              </table:table-cell>
              <table:table-cell office:value-type="float" office:value="0.024492354">
                <text:p>0.024492354</text:p>
              </table:table-cell>
              <table:table-cell office:value-type="float" office:value="0.010341842">
                <text:p>0.010341842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55.5777598">
                <text:p>55.5777598</text:p>
              </table:table-cell>
              <table:table-cell office:value-type="float" office:value="14.641463286">
                <text:p>14.641463286</text:p>
              </table:table-cell>
              <table:table-cell office:value-type="float" office:value="10.829846484">
                <text:p>10.829846484</text:p>
              </table:table-cell>
              <table:table-cell office:value-type="float" office:value="4.589417756">
                <text:p>4.589417756</text:p>
              </table:table-cell>
              <table:table-cell office:value-type="float" office:value="0.132388693">
                <text:p>0.132388693</text:p>
              </table:table-cell>
              <table:table-cell office:value-type="float" office:value="0.053716699">
                <text:p>0.053716699</text:p>
              </table:table-cell>
              <table:table-cell office:value-type="float" office:value="0.021732337">
                <text:p>0.0217323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535cm" svg:y="0.316cm" chart:style-name="ch2">
          <text:p>Shellsort + Eficientes++</text:p>
        </chart:title>
        <chart:legend chart:legend-position="end" svg:x="13.702cm" svg:y="3.454cm" style:legend-expansion="high" chart:style-name="ch3"/>
        <chart:plot-area chart:style-name="ch4" table:cell-range-address="Sheet1.A2:Sheet1.A16 Sheet1.L1:Sheet1.O16" chart:data-source-has-labels="both" svg:x="1.331cm" svg:y="1.301cm" svg:width="12.052cm" svg:height="6.538cm">
          <chartooo:coordinate-region svg:x="2.138cm" svg:y="1.501cm" svg:width="10.595cm" svg:height="5.293cm"/>
          <chart:axis chart:dimension="x" chart:name="primary-x" chart:style-name="ch5" chartooo:axis-type="auto">
            <chartooo:date-scale/>
            <chart:title svg:x="5.739cm" svg:y="8.019cm" chart:style-name="ch6">
              <text:p>Tamanho (elementos)</text:p>
            </chart:title>
            <chart:categories table:cell-range-address="Sheet1.A2:Sheet1.A16"/>
          </chart:axis>
          <chart:axis chart:dimension="y" chart:name="primary-y" chart:style-name="ch5">
            <chart:title svg:x="0.451cm" svg:y="5.328cm" chart:style-name="ch7">
              <text:p>Tempo (s)</text:p>
            </chart:title>
            <chart:grid chart:style-name="ch8" chart:class="major"/>
          </chart:axis>
          <chart:series chart:style-name="ch9" chart:values-cell-range-address="Sheet1.L2:Sheet1.L16" chart:label-cell-address="Sheet1.L1:Sheet1.L1" chart:class="chart:line">
            <chart:data-point chart:repeated="15"/>
          </chart:series>
          <chart:series chart:style-name="ch10" chart:values-cell-range-address="Sheet1.M2:Sheet1.M16" chart:label-cell-address="Sheet1.M1:Sheet1.M1" chart:class="chart:line">
            <chart:data-point chart:repeated="15"/>
          </chart:series>
          <chart:series chart:style-name="ch11" chart:values-cell-range-address="Sheet1.N2:Sheet1.N16" chart:label-cell-address="Sheet1.N1:Sheet1.N1" chart:class="chart:line">
            <chart:data-point chart:repeated="15"/>
          </chart:series>
          <chart:series chart:style-name="ch12" chart:values-cell-range-address="Sheet1.O2:Sheet1.O16" chart:label-cell-address="Sheet1.O1:Sheet1.O1" chart:class="chart:line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hell</text:p>
                <draw:g>
                  <svg:desc>Sheet1.L1:Sheet1.L1</svg:desc>
                </draw:g>
              </table:table-cell>
              <table:table-cell office:value-type="string">
                <text:p>Radix</text:p>
                <draw:g>
                  <svg:desc>Sheet1.M1:Sheet1.M1</svg:desc>
                </draw:g>
              </table:table-cell>
              <table:table-cell office:value-type="string">
                <text:p>Merge</text:p>
                <draw:g>
                  <svg:desc>Sheet1.N1:Sheet1.N1</svg:desc>
                </draw:g>
              </table:table-cell>
              <table:table-cell office:value-type="string">
                <text:p>Quick</text:p>
                <draw:g>
                  <svg:desc>Sheet1.O1:Sheet1.O1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A2:Sheet1.A16</svg:desc>
                </draw:g>
              </table:table-cell>
              <table:table-cell office:value-type="float" office:value="0.000027173">
                <text:p>0.000027173</text:p>
                <draw:g>
                  <svg:desc>Sheet1.L2:Sheet1.L16</svg:desc>
                </draw:g>
              </table:table-cell>
              <table:table-cell office:value-type="float" office:value="0.00018572">
                <text:p>0.00018572</text:p>
                <draw:g>
                  <svg:desc>Sheet1.M2:Sheet1.M16</svg:desc>
                </draw:g>
              </table:table-cell>
              <table:table-cell office:value-type="float" office:value="0.000049681">
                <text:p>0.000049681</text:p>
                <draw:g>
                  <svg:desc>Sheet1.N2:Sheet1.N16</svg:desc>
                </draw:g>
              </table:table-cell>
              <table:table-cell office:value-type="float" office:value="0.00001711">
                <text:p>0.00001711</text:p>
                <draw:g>
                  <svg:desc>Sheet1.O2:Sheet1.O16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74858">
                <text:p>0.000074858</text:p>
              </table:table-cell>
              <table:table-cell office:value-type="float" office:value="0.00035991">
                <text:p>0.00035991</text:p>
              </table:table-cell>
              <table:table-cell office:value-type="float" office:value="0.000098099">
                <text:p>0.000098099</text:p>
              </table:table-cell>
              <table:table-cell office:value-type="float" office:value="0.000036906">
                <text:p>0.000036906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220192">
                <text:p>0.000220192</text:p>
              </table:table-cell>
              <table:table-cell office:value-type="float" office:value="0.000645243">
                <text:p>0.000645243</text:p>
              </table:table-cell>
              <table:table-cell office:value-type="float" office:value="0.000195206">
                <text:p>0.000195206</text:p>
              </table:table-cell>
              <table:table-cell office:value-type="float" office:value="0.000077184">
                <text:p>0.000077184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470976">
                <text:p>0.000470976</text:p>
              </table:table-cell>
              <table:table-cell office:value-type="float" office:value="0.000868874">
                <text:p>0.000868874</text:p>
              </table:table-cell>
              <table:table-cell office:value-type="float" office:value="0.000297171">
                <text:p>0.000297171</text:p>
              </table:table-cell>
              <table:table-cell office:value-type="float" office:value="0.000108072">
                <text:p>0.000108072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2628276">
                <text:p>0.002628276</text:p>
              </table:table-cell>
              <table:table-cell office:value-type="float" office:value="0.001751465">
                <text:p>0.001751465</text:p>
              </table:table-cell>
              <table:table-cell office:value-type="float" office:value="0.000579361">
                <text:p>0.000579361</text:p>
              </table:table-cell>
              <table:table-cell office:value-type="float" office:value="0.000236351">
                <text:p>0.000236351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7976088">
                <text:p>0.007976088</text:p>
              </table:table-cell>
              <table:table-cell office:value-type="float" office:value="0.003474902">
                <text:p>0.003474902</text:p>
              </table:table-cell>
              <table:table-cell office:value-type="float" office:value="0.001217896">
                <text:p>0.001217896</text:p>
              </table:table-cell>
              <table:table-cell office:value-type="float" office:value="0.000493321">
                <text:p>0.000493321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32744505">
                <text:p>0.032744505</text:p>
              </table:table-cell>
              <table:table-cell office:value-type="float" office:value="0.006969974">
                <text:p>0.006969974</text:p>
              </table:table-cell>
              <table:table-cell office:value-type="float" office:value="0.002664771">
                <text:p>0.002664771</text:p>
              </table:table-cell>
              <table:table-cell office:value-type="float" office:value="0.001075039">
                <text:p>0.001075039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74653015">
                <text:p>0.074653015</text:p>
              </table:table-cell>
              <table:table-cell office:value-type="float" office:value="0.013977457">
                <text:p>0.013977457</text:p>
              </table:table-cell>
              <table:table-cell office:value-type="float" office:value="0.005596412">
                <text:p>0.005596412</text:p>
              </table:table-cell>
              <table:table-cell office:value-type="float" office:value="0.002322961">
                <text:p>0.002322961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377652682">
                <text:p>0.377652682</text:p>
              </table:table-cell>
              <table:table-cell office:value-type="float" office:value="0.0281147">
                <text:p>0.0281147</text:p>
              </table:table-cell>
              <table:table-cell office:value-type="float" office:value="0.011947619">
                <text:p>0.011947619</text:p>
              </table:table-cell>
              <table:table-cell office:value-type="float" office:value="0.004942948">
                <text:p>0.004942948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1.242039684">
                <text:p>1.242039684</text:p>
              </table:table-cell>
              <table:table-cell office:value-type="float" office:value="0.056674227">
                <text:p>0.056674227</text:p>
              </table:table-cell>
              <table:table-cell office:value-type="float" office:value="0.024492354">
                <text:p>0.024492354</text:p>
              </table:table-cell>
              <table:table-cell office:value-type="float" office:value="0.010341842">
                <text:p>0.010341842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4.589417756">
                <text:p>4.589417756</text:p>
              </table:table-cell>
              <table:table-cell office:value-type="float" office:value="0.132388693">
                <text:p>0.132388693</text:p>
              </table:table-cell>
              <table:table-cell office:value-type="float" office:value="0.053716699">
                <text:p>0.053716699</text:p>
              </table:table-cell>
              <table:table-cell office:value-type="float" office:value="0.021732337">
                <text:p>0.021732337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14.951254211">
                <text:p>14.951254211</text:p>
              </table:table-cell>
              <table:table-cell office:value-type="float" office:value="0.329098179">
                <text:p>0.329098179</text:p>
              </table:table-cell>
              <table:table-cell office:value-type="float" office:value="0.122406618">
                <text:p>0.122406618</text:p>
              </table:table-cell>
              <table:table-cell office:value-type="float" office:value="0.045698363">
                <text:p>0.045698363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84.076961897">
                <text:p>84.076961897</text:p>
              </table:table-cell>
              <table:table-cell office:value-type="float" office:value="0.767787748">
                <text:p>0.767787748</text:p>
              </table:table-cell>
              <table:table-cell office:value-type="float" office:value="0.281138984">
                <text:p>0.281138984</text:p>
              </table:table-cell>
              <table:table-cell office:value-type="float" office:value="0.096797833">
                <text:p>0.096797833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424.404601138">
                <text:p>424.404601138</text:p>
              </table:table-cell>
              <table:table-cell office:value-type="float" office:value="1.648287525">
                <text:p>1.648287525</text:p>
              </table:table-cell>
              <table:table-cell office:value-type="float" office:value="0.603678281">
                <text:p>0.603678281</text:p>
              </table:table-cell>
              <table:table-cell office:value-type="float" office:value="0.201445032">
                <text:p>0.201445032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546.922563325">
                <text:p>546.922563325</text:p>
              </table:table-cell>
              <table:table-cell office:value-type="float" office:value="3.444838632">
                <text:p>3.444838632</text:p>
              </table:table-cell>
              <table:table-cell office:value-type="float" office:value="1.291863134">
                <text:p>1.291863134</text:p>
              </table:table-cell>
              <table:table-cell office:value-type="float" office:value="0.420200762">
                <text:p>0.4202007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21cm" svg:height="9.003cm" xlink:href=".." xlink:type="simple" chart:class="chart:line" chart:style-name="ch1">
        <chart:title svg:x="6.683cm" svg:y="0.316cm" chart:style-name="ch2">
          <text:p>Eficientes++</text:p>
        </chart:title>
        <chart:legend chart:legend-position="end" svg:x="13.724cm" svg:y="3.704cm" style:legend-expansion="high" chart:style-name="ch3"/>
        <chart:plot-area chart:style-name="ch4" table:cell-range-address="Sheet1.A2:Sheet1.A21 Sheet1.M1:Sheet1.O21" chart:data-source-has-labels="both" svg:x="1.331cm" svg:y="1.301cm" svg:width="12.073cm" svg:height="6.541cm">
          <chartooo:coordinate-region svg:x="2.138cm" svg:y="1.5cm" svg:width="11.266cm" svg:height="4.764cm"/>
          <chart:axis chart:dimension="x" chart:name="primary-x" chart:style-name="ch5" chartooo:axis-type="auto">
            <chartooo:date-scale/>
            <chart:title svg:x="5.749cm" svg:y="8.022cm" chart:style-name="ch6">
              <text:p>Tamanho (elementos)</text:p>
            </chart:title>
            <chart:categories table:cell-range-address="Sheet1.A2:Sheet1.A21"/>
          </chart:axis>
          <chart:axis chart:dimension="y" chart:name="primary-y" chart:style-name="ch5">
            <chart:title svg:x="0.451cm" svg:y="5.329cm" chart:style-name="ch7">
              <text:p>Tempo (s)</text:p>
            </chart:title>
            <chart:grid chart:style-name="ch8" chart:class="major"/>
          </chart:axis>
          <chart:series chart:style-name="ch9" chart:values-cell-range-address="Sheet1.M2:Sheet1.M21" chart:label-cell-address="Sheet1.M1:Sheet1.M1" chart:class="chart:line">
            <chart:data-point chart:repeated="20"/>
          </chart:series>
          <chart:series chart:style-name="ch10" chart:values-cell-range-address="Sheet1.N2:Sheet1.N21" chart:label-cell-address="Sheet1.N1:Sheet1.N1" chart:class="chart:line">
            <chart:data-point chart:repeated="20"/>
          </chart:series>
          <chart:series chart:style-name="ch11" chart:values-cell-range-address="Sheet1.O2:Sheet1.O21" chart:label-cell-address="Sheet1.O1:Sheet1.O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dix</text:p>
                <draw:g>
                  <svg:desc>Sheet1.M1:Sheet1.M1</svg:desc>
                </draw:g>
              </table:table-cell>
              <table:table-cell office:value-type="string">
                <text:p>Merge</text:p>
                <draw:g>
                  <svg:desc>Sheet1.N1:Sheet1.N1</svg:desc>
                </draw:g>
              </table:table-cell>
              <table:table-cell office:value-type="string">
                <text:p>Quick</text:p>
                <draw:g>
                  <svg:desc>Sheet1.O1:Sheet1.O1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A2:Sheet1.A21</svg:desc>
                </draw:g>
              </table:table-cell>
              <table:table-cell office:value-type="float" office:value="0.00018572">
                <text:p>0.00018572</text:p>
                <draw:g>
                  <svg:desc>Sheet1.M2:Sheet1.M21</svg:desc>
                </draw:g>
              </table:table-cell>
              <table:table-cell office:value-type="float" office:value="0.000049681">
                <text:p>0.000049681</text:p>
                <draw:g>
                  <svg:desc>Sheet1.N2:Sheet1.N21</svg:desc>
                </draw:g>
              </table:table-cell>
              <table:table-cell office:value-type="float" office:value="0.00001711">
                <text:p>0.00001711</text:p>
                <draw:g>
                  <svg:desc>Sheet1.O2:Sheet1.O21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35991">
                <text:p>0.00035991</text:p>
              </table:table-cell>
              <table:table-cell office:value-type="float" office:value="0.000098099">
                <text:p>0.000098099</text:p>
              </table:table-cell>
              <table:table-cell office:value-type="float" office:value="0.000036906">
                <text:p>0.000036906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645243">
                <text:p>0.000645243</text:p>
              </table:table-cell>
              <table:table-cell office:value-type="float" office:value="0.000195206">
                <text:p>0.000195206</text:p>
              </table:table-cell>
              <table:table-cell office:value-type="float" office:value="0.000077184">
                <text:p>0.000077184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868874">
                <text:p>0.000868874</text:p>
              </table:table-cell>
              <table:table-cell office:value-type="float" office:value="0.000297171">
                <text:p>0.000297171</text:p>
              </table:table-cell>
              <table:table-cell office:value-type="float" office:value="0.000108072">
                <text:p>0.000108072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1751465">
                <text:p>0.001751465</text:p>
              </table:table-cell>
              <table:table-cell office:value-type="float" office:value="0.000579361">
                <text:p>0.000579361</text:p>
              </table:table-cell>
              <table:table-cell office:value-type="float" office:value="0.000236351">
                <text:p>0.000236351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3474902">
                <text:p>0.003474902</text:p>
              </table:table-cell>
              <table:table-cell office:value-type="float" office:value="0.001217896">
                <text:p>0.001217896</text:p>
              </table:table-cell>
              <table:table-cell office:value-type="float" office:value="0.000493321">
                <text:p>0.000493321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6969974">
                <text:p>0.006969974</text:p>
              </table:table-cell>
              <table:table-cell office:value-type="float" office:value="0.002664771">
                <text:p>0.002664771</text:p>
              </table:table-cell>
              <table:table-cell office:value-type="float" office:value="0.001075039">
                <text:p>0.001075039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13977457">
                <text:p>0.013977457</text:p>
              </table:table-cell>
              <table:table-cell office:value-type="float" office:value="0.005596412">
                <text:p>0.005596412</text:p>
              </table:table-cell>
              <table:table-cell office:value-type="float" office:value="0.002322961">
                <text:p>0.002322961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281147">
                <text:p>0.0281147</text:p>
              </table:table-cell>
              <table:table-cell office:value-type="float" office:value="0.011947619">
                <text:p>0.011947619</text:p>
              </table:table-cell>
              <table:table-cell office:value-type="float" office:value="0.004942948">
                <text:p>0.004942948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56674227">
                <text:p>0.056674227</text:p>
              </table:table-cell>
              <table:table-cell office:value-type="float" office:value="0.024492354">
                <text:p>0.024492354</text:p>
              </table:table-cell>
              <table:table-cell office:value-type="float" office:value="0.010341842">
                <text:p>0.010341842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132388693">
                <text:p>0.132388693</text:p>
              </table:table-cell>
              <table:table-cell office:value-type="float" office:value="0.053716699">
                <text:p>0.053716699</text:p>
              </table:table-cell>
              <table:table-cell office:value-type="float" office:value="0.021732337">
                <text:p>0.021732337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329098179">
                <text:p>0.329098179</text:p>
              </table:table-cell>
              <table:table-cell office:value-type="float" office:value="0.122406618">
                <text:p>0.122406618</text:p>
              </table:table-cell>
              <table:table-cell office:value-type="float" office:value="0.045698363">
                <text:p>0.045698363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767787748">
                <text:p>0.767787748</text:p>
              </table:table-cell>
              <table:table-cell office:value-type="float" office:value="0.281138984">
                <text:p>0.281138984</text:p>
              </table:table-cell>
              <table:table-cell office:value-type="float" office:value="0.096797833">
                <text:p>0.096797833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1.648287525">
                <text:p>1.648287525</text:p>
              </table:table-cell>
              <table:table-cell office:value-type="float" office:value="0.603678281">
                <text:p>0.603678281</text:p>
              </table:table-cell>
              <table:table-cell office:value-type="float" office:value="0.201445032">
                <text:p>0.201445032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3.444838632">
                <text:p>3.444838632</text:p>
              </table:table-cell>
              <table:table-cell office:value-type="float" office:value="1.291863134">
                <text:p>1.291863134</text:p>
              </table:table-cell>
              <table:table-cell office:value-type="float" office:value="0.420200762">
                <text:p>0.420200762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7.086746023">
                <text:p>7.086746023</text:p>
              </table:table-cell>
              <table:table-cell office:value-type="float" office:value="2.686403039">
                <text:p>2.686403039</text:p>
              </table:table-cell>
              <table:table-cell office:value-type="float" office:value="0.876352204">
                <text:p>0.876352204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14.65472416">
                <text:p>14.65472416</text:p>
              </table:table-cell>
              <table:table-cell office:value-type="float" office:value="5.666956934">
                <text:p>5.666956934</text:p>
              </table:table-cell>
              <table:table-cell office:value-type="float" office:value="1.843867323">
                <text:p>1.843867323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31.131179557">
                <text:p>31.131179557</text:p>
              </table:table-cell>
              <table:table-cell office:value-type="float" office:value="12.100178914">
                <text:p>12.100178914</text:p>
              </table:table-cell>
              <table:table-cell office:value-type="float" office:value="3.825436966">
                <text:p>3.825436966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66.137705067">
                <text:p>66.137705067</text:p>
              </table:table-cell>
              <table:table-cell office:value-type="float" office:value="25.745565757">
                <text:p>25.745565757</text:p>
              </table:table-cell>
              <table:table-cell office:value-type="float" office:value="7.919202158">
                <text:p>7.919202158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137.108225841">
                <text:p>137.108225841</text:p>
              </table:table-cell>
              <table:table-cell office:value-type="float" office:value="53.69523815">
                <text:p>53.69523815</text:p>
              </table:table-cell>
              <table:table-cell office:value-type="float" office:value="16.506889578">
                <text:p>16.5068895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